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text-properties officeooo:rsid="000a6159" officeooo:paragraph-rsid="000a6159"/>
    </style:style>
    <style:style style:name="P3" style:family="paragraph" style:parent-style-name="Text_20_body">
      <style:paragraph-properties fo:margin-left="0in" fo:margin-right="0in" fo:text-indent="0in" style:auto-text-indent="false"/>
      <style:text-properties officeooo:rsid="000ce109" officeooo:paragraph-rsid="000ce109"/>
    </style:style>
    <style:style style:name="P4" style:family="paragraph" style:parent-style-name="Standard">
      <style:text-properties officeooo:rsid="0038d2dc" officeooo:paragraph-rsid="0038d2dc"/>
    </style:style>
    <style:style style:name="P5" style:family="paragraph" style:parent-style-name="Text_20_body" style:list-style-name="L1"/>
    <style:style style:name="P6" style:family="paragraph" style:parent-style-name="Text_20_body" style:list-style-name="L1">
      <style:paragraph-properties fo:margin-left="0in" fo:margin-right="0in" fo:text-indent="0in" style:auto-text-indent="false"/>
    </style:style>
    <style:style style:name="P7" style:family="paragraph" style:parent-style-name="Text_20_body" style:list-style-name="L1">
      <style:paragraph-properties fo:margin-left="0in" fo:margin-right="0in" fo:text-indent="0in" style:auto-text-indent="false"/>
      <style:text-properties officeooo:paragraph-rsid="00060aa2"/>
    </style:style>
    <style:style style:name="T1" style:family="text">
      <style:text-properties officeooo:rsid="0004f7a1"/>
    </style:style>
    <style:style style:name="T2" style:family="text">
      <style:text-properties officeooo:rsid="00060aa2"/>
    </style:style>
    <style:style style:name="T3" style:family="text">
      <style:text-properties officeooo:rsid="00074136"/>
    </style:style>
    <style:style style:name="T4" style:family="text">
      <style:text-properties officeooo:rsid="0007bc10"/>
    </style:style>
    <style:style style:name="T5" style:family="text">
      <style:text-properties officeooo:rsid="0008bdce"/>
    </style:style>
    <style:style style:name="T6" style:family="text">
      <style:text-properties officeooo:rsid="0009c235"/>
    </style:style>
    <style:style style:name="T7" style:family="text">
      <style:text-properties officeooo:rsid="000a1ba4"/>
    </style:style>
    <style:style style:name="T8" style:family="text">
      <style:text-properties officeooo:rsid="000bbb90"/>
    </style:style>
    <style:style style:name="T9" style:family="text">
      <style:text-properties officeooo:rsid="000cb6c3"/>
    </style:style>
    <style:style style:name="T10" style:family="text">
      <style:text-properties officeooo:rsid="000cd77e"/>
    </style:style>
    <style:style style:name="T11" style:family="text">
      <style:text-properties officeooo:rsid="000ce109"/>
    </style:style>
    <style:style style:name="T12" style:family="text">
      <style:text-properties officeooo:rsid="000ce11c"/>
    </style:style>
    <style:style style:name="T13" style:family="text">
      <style:text-properties officeooo:rsid="000da775"/>
    </style:style>
    <style:style style:name="T14" style:family="text">
      <style:text-properties officeooo:rsid="000e8541"/>
    </style:style>
    <style:style style:name="T15" style:family="text">
      <style:text-properties officeooo:rsid="0013ab14"/>
    </style:style>
    <style:style style:name="T16" style:family="text">
      <style:text-properties officeooo:rsid="00156f07"/>
    </style:style>
    <style:style style:name="T17" style:family="text">
      <style:text-properties officeooo:rsid="0016fba1"/>
    </style:style>
    <style:style style:name="T18" style:family="text">
      <style:text-properties officeooo:rsid="0017ac6f"/>
    </style:style>
    <style:style style:name="T19" style:family="text">
      <style:text-properties officeooo:rsid="00195125"/>
    </style:style>
    <style:style style:name="T20" style:family="text">
      <style:text-properties officeooo:rsid="001aa0a7"/>
    </style:style>
    <style:style style:name="T21" style:family="text">
      <style:text-properties officeooo:rsid="001bf2e2"/>
    </style:style>
    <style:style style:name="T22" style:family="text">
      <style:text-properties officeooo:rsid="001c1118"/>
    </style:style>
    <style:style style:name="T23" style:family="text">
      <style:text-properties officeooo:rsid="001e10a1"/>
    </style:style>
    <style:style style:name="T24" style:family="text">
      <style:text-properties officeooo:rsid="001e4ca2"/>
    </style:style>
    <style:style style:name="T25" style:family="text">
      <style:text-properties officeooo:rsid="001eee4a"/>
    </style:style>
    <style:style style:name="T26" style:family="text">
      <style:text-properties officeooo:rsid="00211a68"/>
    </style:style>
    <style:style style:name="T27" style:family="text">
      <style:text-properties officeooo:rsid="0021580f"/>
    </style:style>
    <style:style style:name="T28" style:family="text">
      <style:text-properties officeooo:rsid="0021fcb2"/>
    </style:style>
    <style:style style:name="T29" style:family="text">
      <style:text-properties officeooo:rsid="002391a1"/>
    </style:style>
    <style:style style:name="T30" style:family="text">
      <style:text-properties officeooo:rsid="00246b99"/>
    </style:style>
    <style:style style:name="T31" style:family="text">
      <style:text-properties officeooo:rsid="0025110e"/>
    </style:style>
    <style:style style:name="T32" style:family="text">
      <style:text-properties officeooo:rsid="0025e66d"/>
    </style:style>
    <style:style style:name="T33" style:family="text">
      <style:text-properties officeooo:rsid="0028a51d"/>
    </style:style>
    <style:style style:name="T34" style:family="text">
      <style:text-properties officeooo:rsid="0028fbe7"/>
    </style:style>
    <style:style style:name="T35" style:family="text">
      <style:text-properties officeooo:rsid="002ae63a"/>
    </style:style>
    <style:style style:name="T36" style:family="text">
      <style:text-properties officeooo:rsid="002b632d"/>
    </style:style>
    <style:style style:name="T37" style:family="text">
      <style:text-properties officeooo:rsid="002d2321"/>
    </style:style>
    <style:style style:name="T38" style:family="text">
      <style:text-properties officeooo:rsid="002ec29e"/>
    </style:style>
    <style:style style:name="T39" style:family="text">
      <style:text-properties officeooo:rsid="0030c47c"/>
    </style:style>
    <style:style style:name="T40" style:family="text">
      <style:text-properties officeooo:rsid="00317c01"/>
    </style:style>
    <style:style style:name="T41" style:family="text">
      <style:text-properties officeooo:rsid="003368a8"/>
    </style:style>
    <style:style style:name="T42" style:family="text">
      <style:text-properties officeooo:rsid="0036bf7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6"><text:span text:style-name="Strong_20_Emphasis">20 points) The current state of your human feedback: </text:span>Identify and describe the human feedback you have received throughout this project. Consider how you gathered feedback, its impact on the project, and the benefits of the feedback to your overall goals. Provide evidence of feedback / materials used.</text:p>
        </text:list-item>
      </text:list>
      <text:p text:style-name="P2"><text:line-break/><text:tab/><text:span text:style-name="T8">The primary obstacle to getting feedback was finding volunteers that had a good intermediate understanding of Italian. </text:span>Users were primarily solicited via posts to internet forums such as Reddit. <text:span text:style-name="T8">This had the intended effect of driving some traffic to the site, but ultimately the total number of users that created accounts was only </text:span><text:span text:style-name="T16">1</text:span><text:span text:style-name="T17">1</text:span><text:span text:style-name="T8">. </text:span><text:span text:style-name="T2">There are four forms of feedback that were collected after the release of the application: </text:span><text:span text:style-name="T9">a</text:span><text:span text:style-name="T2"> survey, </text:span><text:span text:style-name="T38">message</text:span><text:span text:style-name="T2"> aggregation, per message </text:span><text:span text:style-name="T9">suggestions</text:span><text:span text:style-name="T2">, and an in-person interview. </text:span><text:span text:style-name="T10">Each of these </text:span><text:span text:style-name="T14">provide different qualitative and quantitative information about how users are interacting with the application. </text:span><text:span text:style-name="T39">Among all of these forms of feedback, there are plenty of improvements that can be made to the application.</text:span></text:p>
      <text:p text:style-name="Text_20_body"><text:span text:style-name="T1"><text:tab/>There is a survey that is displayed to the user once they complete their first conversation. </text:span><text:span text:style-name="T2">The questions asked in the survey can be found in the appendix. Due to the </text:span><text:span text:style-name="T15">low number of users and the </text:span><text:span text:style-name="T2">volunteer nature of the survey, there were </text:span><text:span text:style-name="T18">only 2</text:span><text:span text:style-name="T2"> responses to work with. </text:span><text:span text:style-name="T19">One raised concern with the UI </text:span><text:span text:style-name="T21">which </text:span><text:span text:style-name="T19">is covered in the </text:span><text:span text:style-name="T20">Interface</text:span><text:span text:style-name="T19"> section. </text:span><text:span text:style-name="T21">The other response was a </text:span><text:span text:style-name="T28">recommendation about the realism of the prototype. Unfortunately due to the prototype nature of the project, the conversational ui system is not as refined as </text:span><text:span text:style-name="T29">ideally </text:span><text:span text:style-name="T28">hoped.</text:span></text:p>
      <text:p text:style-name="P1"><text:tab/><text:span text:style-name="T26">The collection of user prompts is one of the more valuable forms of feedback data. Going through the other user’s conversations, the available phrases and vocabulary for the conversation can grow ever larger. </text:span><text:span text:style-name="T27">So far about six new prompts have been added to different user intents such as ordering and inquiring about the menu. </text:span><text:span text:style-name="T30">By training on those, the AI is able to assess a wider variety of inputs.</text:span></text:p>
      <text:p text:style-name="P1"><text:tab/><text:span text:style-name="T31">On each response is a button that allows users to submit feedback concerning a specific response. Of the four submissions received, three of them were just complaints about how the system did not make much sense. </text:span><text:span text:style-name="T33">There are some bugs with the form system and how it goes between responses inside an order. This will need to be rectified. </text:span><text:span text:style-name="T32">The</text:span><text:span text:style-name="T31"> fourth </text:span><text:span text:style-name="T32">and final feedback submission </text:span><text:span text:style-name="T31">was a suggestion on an improvement to the dialogue. It provided an expansion of the pricing system and available menu. </text:span><text:span text:style-name="T34">This recommendation is unfortunately out of scope for the foreseeable future.<text:line-break/><text:tab/></text:span><text:span text:style-name="T35">The final form of feedback was a free-form interview, where I observed how they navigated through the application, followed by a few questions once they finished the project. </text:span><text:span text:style-name="T36">Aside from concerns with the unfinished prototype, the interviewee game some recommendations on the kind of content that they want to see. </text:span><text:span text:style-name="T37">Similarly, they gave much appreciation towards the grammar check and saw it as the most useful part of the application.</text:span></text:p>
      <text:p text:style-name="P1"><text:tab/></text:p>
      <text:list text:continue-numbering="true" text:style-name="L1">
        <text:list-item>
          <text:p text:style-name="P7"><text:span text:style-name="Strong_20_Emphasis">(20 points) The current state of your interface:</text:span> Use screenshots/photos to showcase your interface. It is not required to be finished, but an evolution from the interface shared in Checkpoint 2 should be evident. Explain how your interface has evolved from Checkpoint 2 to its current state to better consider the principles of HCAI.<text:line-break/></text:p>
          <text:p text:style-name="P7"><text:soft-page-break/><text:span text:style-name="T2">The user interface was nearing completion during the previous checkpoint, however with the initial release, some of the feedback included in the survey pertained to the user interface. The first change to take care of was the inclusion of a clickable button to submit messages. Before now, the only way to submit messages was via the Enter key, which was not completely clear. With the extra button, there are multiple ways to interact . <text:line-break/><text:tab/></text:span><text:span text:style-name="T3">Another issue that came up was with the grammar check interface. It was hardcoded to check for English and would not forward the user’s prompt to Rasa if it was in English. </text:span><text:span text:style-name="T4">This quickly became an issue since Italian uses so many words that intersect with the English langu</text:span><text:span text:style-name="T5">a</text:span><text:span text:style-name="T4">ge. </text:span><text:span text:style-name="T6">Using a common phrase </text:span><text:span text:style-name="T7">such as</text:span><text:span text:style-name="T6"> “</text:span><text:span text:style-name="T7">OK</text:span><text:span text:style-name="T6">”, to make an affirmation, was blocking users from progressing down the conversation path. </text:span><text:span text:style-name="T7">The fix involved removing the hard block on English words.<text:line-break/><text:tab/></text:span><text:span text:style-name="T11">Since the previous checkpoint the interface for the freeform user survey has been completed. When a user finishes their first conversation, they are prompted with </text:span><text:span text:style-name="T24">a popup modal that has all of the questions for the survey found in the appendix. </text:span><text:span text:style-name="T25">The survey is optional and once they have completed it once, they are not asked again.</text:span></text:p>
        </text:list-item>
        <text:list-item>
          <text:p text:style-name="P5"><text:span text:style-name="Strong_20_Emphasis">(20 points) The Evolution of Your AI Solution: </text:span>Explain what AI tools you used, and how you decided which tools to use throughout the project. Describe in detail the methods have you used to validate your solution and provide evidence that showcases this validation. If it is a trained model, show an example of the data and your current progress on training the model. If it is based on LLMs, showcase the different prompts you have engineered and the inputs and outputs you are getting. You can do this either from the ChatGPT interface, the playground, the API, or an integrated interface. Evidence should show growth from Checkpoint 2 to now (not the same as Checkpoint 2).<text:line-break/><text:line-break/><text:tab/><text:span text:style-name="T10">The major evolution of the AI solution revolved around the </text:span><text:span text:style-name="T11">tuning and expansion of the Rasa Open Source </text:span><text:span text:style-name="T12">parameters</text:span><text:span text:style-name="T11">. Entities have been added that extract necessary points from the conversation. In the butcher interaction, once a user establishes an order they are asked to incrementally fill in missing data such as the type of item and weight that they want. </text:span><text:span text:style-name="T13">The domain and training set has been widely expanded to include all types of phrases and words that are used for different intents.<text:line-break/><text:tab/></text:span><text:span text:style-name="T22">Another big development was the removal of the paladin check from the system. The Rasa open source conversational AI application does not allow any responses outside of preset text. </text:span><text:span text:style-name="T23">This way every response went through a grammar check beforehand and was carefully evaluated. This saves on costs to ChatGPT check and verify the correctness of every response from the LLM.<text:line-break/><text:tab/></text:span></text:p>
        </text:list-item>
        <text:list-item>
          <text:p text:style-name="P6"><text:span text:style-name="Strong_20_Emphasis">(20 points) The current state of your deployment:</text:span> Explain your progress with your experimental design. Imagine you will ask someone to try your approach/system/experiment today; describe what elements are in place and what elements require more work to be ready for the moment in which someone will try it.</text:p>
        </text:list-item>
      </text:list>
      <text:p text:style-name="P3"><text:tab/>Currently the prototype is available to try on my personal website at <text:a xlink:type="simple" xlink:href="https://danielberry.tech/" text:style-name="Internet_20_link" text:visited-style-name="Visited_20_Internet_20_Link">https://danielberry.tech</text:a>. Users will need to create an account and can instantly start to use the product. <text:span text:style-name="T40">The only interaction currently available to try out is with the butcher within the grocery store. </text:span><text:span text:style-name="T41">They can ask questions </text:span><text:soft-page-break/><text:span text:style-name="T41">about the selection, prices and make an order. </text:span><text:span text:style-name="T42">The next steps for the development of the current interaction is ingesting records from the feedback and </text:span></text:p>
      <text:list text:continue-numbering="true" text:style-name="L1">
        <text:list-item>
          <text:p text:style-name="P6"><text:span text:style-name="Strong_20_Emphasis">(20 points) Describe your plan to convert checkpoints into a final report: </text:span>You will turn in your final project report and presentation in two weeks. After reviewing your project, describe the most significant changes you made throughout this process and what inspired them. Include the principles of HCAI you considered throughout this process, and how these principles shaped your solution. Consider the impact your project or related works may have in the field of HCAI, and how you will synthesize your findings into a report and presentation.</text:p>
        </text:list-item>
      </text:list>
      <text:p text:style-name="P4"><text:tab/>The remaining plans for this project will be to continue the feedback and improvement campaig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9T11:42:04.283225709</meta:creation-date>
    <dc:date>2025-04-20T16:42:58.700852908</dc:date>
    <meta:editing-duration>PT7H35S</meta:editing-duration>
    <meta:editing-cycles>47</meta:editing-cycles>
    <meta:generator>LibreOffice/24.2.7.2$Linux_X86_64 LibreOffice_project/420$Build-2</meta:generator>
    <meta:document-statistic meta:table-count="0" meta:image-count="0" meta:object-count="0" meta:page-count="3" meta:paragraph-count="13" meta:word-count="1248" meta:character-count="7520" meta:non-whitespace-character-count="6271"/>
  </office:meta>
</office:document-meta>
</file>